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dda6f" officeooo:paragraph-rsid="002dda6f"/>
    </style:style>
    <style:style style:name="P2" style:family="paragraph" style:parent-style-name="Standard">
      <style:text-properties style:font-name="Linux Libertine O" officeooo:rsid="002dda6f" officeooo:paragraph-rsid="0035cc64"/>
    </style:style>
    <style:style style:name="P3" style:family="paragraph" style:parent-style-name="Standard">
      <style:text-properties style:font-name="Linux Libertine O" officeooo:rsid="0035cc64" officeooo:paragraph-rsid="0035cc64"/>
    </style:style>
    <style:style style:name="P4" style:family="paragraph" style:parent-style-name="Standard">
      <style:text-properties style:font-name="Linux Libertine O" officeooo:rsid="0035cc64" officeooo:paragraph-rsid="00365ccf"/>
    </style:style>
    <style:style style:name="P5" style:family="paragraph" style:parent-style-name="Standard">
      <style:text-properties style:font-name="Linux Libertine O" officeooo:rsid="0035cc64" officeooo:paragraph-rsid="003df137"/>
    </style:style>
    <style:style style:name="P6" style:family="paragraph" style:parent-style-name="Standard">
      <style:text-properties style:font-name="Linux Libertine O" officeooo:rsid="00365ccf" officeooo:paragraph-rsid="00365ccf"/>
    </style:style>
    <style:style style:name="P7" style:family="paragraph" style:parent-style-name="Standard">
      <style:text-properties officeooo:paragraph-rsid="002dda6f"/>
    </style:style>
    <style:style style:name="P8" style:family="paragraph" style:parent-style-name="Standard">
      <style:text-properties officeooo:rsid="0035cc64" officeooo:paragraph-rsid="0035cc64"/>
    </style:style>
    <style:style style:name="P9" style:family="paragraph" style:parent-style-name="Standard">
      <style:text-properties officeooo:paragraph-rsid="0035cc64"/>
    </style:style>
    <style:style style:name="P10" style:family="paragraph" style:parent-style-name="Standard">
      <style:text-properties officeooo:paragraph-rsid="00365ccf"/>
    </style:style>
    <style:style style:name="P11" style:family="paragraph" style:parent-style-name="Standard">
      <style:text-properties style:font-name="Linux Libertine O" officeooo:rsid="002dda6f" officeooo:paragraph-rsid="0035cc64"/>
    </style:style>
    <style:style style:name="P12" style:family="paragraph" style:parent-style-name="Standard">
      <style:text-properties style:font-name="Linux Libertine O" officeooo:rsid="002dda6f" officeooo:paragraph-rsid="002dda6f"/>
    </style:style>
    <style:style style:name="P13" style:family="paragraph" style:parent-style-name="Standard">
      <style:text-properties style:font-name="Linux Libertine O" officeooo:rsid="002dda6f" officeooo:paragraph-rsid="00435994"/>
    </style:style>
    <style:style style:name="P14" style:family="paragraph" style:parent-style-name="Standard">
      <style:text-properties style:font-name="Linux Libertine O" officeooo:rsid="00425d94" officeooo:paragraph-rsid="00425d94"/>
    </style:style>
    <style:style style:name="P15" style:family="paragraph" style:parent-style-name="Standard">
      <style:text-properties style:font-name="Linux Libertine O" officeooo:rsid="00425d94" officeooo:paragraph-rsid="00435994"/>
    </style:style>
    <style:style style:name="P16" style:family="paragraph" style:parent-style-name="Standard">
      <style:text-properties style:font-name="Linux Libertine O" officeooo:rsid="0035cc64" officeooo:paragraph-rsid="00365ccf"/>
    </style:style>
    <style:style style:name="P17" style:family="paragraph" style:parent-style-name="Standard">
      <style:text-properties style:font-name="Linux Libertine O" officeooo:rsid="0035cc64" officeooo:paragraph-rsid="0035cc64"/>
    </style:style>
    <style:style style:name="P18" style:family="paragraph" style:parent-style-name="Standard">
      <style:text-properties style:font-name="Linux Libertine O" officeooo:rsid="0035cc64" officeooo:paragraph-rsid="00425d94"/>
    </style:style>
    <style:style style:name="P19" style:family="paragraph" style:parent-style-name="Standard">
      <style:text-properties style:font-name="Linux Libertine O" officeooo:rsid="0035cc64" officeooo:paragraph-rsid="00435994"/>
    </style:style>
    <style:style style:name="P20" style:family="paragraph" style:parent-style-name="Standard">
      <style:text-properties style:font-name="Linux Libertine O" officeooo:rsid="003fe3f6" officeooo:paragraph-rsid="00435994"/>
    </style:style>
    <style:style style:name="P21" style:family="paragraph" style:parent-style-name="Standard">
      <style:text-properties officeooo:rsid="00425d94" officeooo:paragraph-rsid="00425d94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5cc64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5cc64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425d9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3e0b2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officeooo:rsid="0035cc64"/>
    </style:style>
    <style:style style:name="T9" style:family="text">
      <style:text-properties style:font-name="Linux Libertine O"/>
    </style:style>
    <style:style style:name="T10" style:family="text">
      <style:text-properties style:font-name="Linux Libertine O" officeooo:rsid="002dda6f"/>
    </style:style>
    <style:style style:name="T11" style:family="text">
      <style:text-properties style:font-name="Linux Libertine O" officeooo:rsid="0035cc64"/>
    </style:style>
    <style:style style:name="T12" style:family="text">
      <style:text-properties style:font-name="Linux Libertine O" officeooo:rsid="00365ccf"/>
    </style:style>
    <style:style style:name="T13" style:family="text">
      <style:text-properties style:font-name="Linux Libertine O" officeooo:rsid="003a772b"/>
    </style:style>
    <style:style style:name="T14" style:family="text">
      <style:text-properties style:font-name="Linux Libertine O" officeooo:rsid="003fe3f6"/>
    </style:style>
    <style:style style:name="T15" style:family="text">
      <style:text-properties style:font-name="Linux Libertine O" officeooo:rsid="00425d94"/>
    </style:style>
    <style:style style:name="T16" style:family="text">
      <style:text-properties style:font-name="Linux Libertine O" officeooo:rsid="00435994"/>
    </style:style>
    <style:style style:name="T17" style:family="text">
      <style:text-properties officeooo:rsid="003fe3f6"/>
    </style:style>
    <style:style style:name="T18" style:family="text">
      <style:text-properties officeooo:rsid="00425d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Spinach &amp; chickpea curry</text:span><text:span text:style-name="T3"> (</text:span><text:span text:style-name="T6">5</text:span><text:span text:style-name="T3"> portions; </text:span><text:span text:style-name="T6">1</text:span><text:span text:style-name="T5">½</text:span><text:span text:style-name="T4"> hr</text:span><text:span text:style-name="T5">s</text:span><text:span text:style-name="T3">)</text:span></text:h>
      <text:p text:style-name="P8"><text:span text:style-name="T15">Adapted f</text:span><text:span text:style-name="T9">rom </text:span><text:a xlink:type="simple" xlink:href="https://www.jamieoliver.com/recipes/lamb-recipes/lamb-chickpea-curry/" text:style-name="Internet_20_link" text:visited-style-name="Visited_20_Internet_20_Link"><text:span text:style-name="T9">https://www.jamieoliver.com/recipes/lamb-recipes/lamb-chickpea-curry/</text:span></text:a></text:p>
      <text:p text:style-name="P3"/>
      <text:p text:style-name="Heading"><text:span text:style-name="T1">For the </text:span><text:span text:style-name="T2">curry</text:span></text:p>
      <text:p text:style-name="P7"><text:span text:style-name="T11">5</text:span><text:span text:style-name="T10"> tbsp </text:span><text:span text:style-name="T11">olive oil, plus more as needed</text:span></text:p>
      <text:p text:style-name="P1"/>
      <text:p text:style-name="P9"><text:span text:style-name="T10">½</text:span><text:span text:style-name="T15"> </text:span><text:span text:style-name="T10">tsp </text:span><text:span text:style-name="T11">mustard seeds</text:span></text:p>
      <text:p text:style-name="P2">½<text:span text:style-name="T8"> </text:span>tsp turmeric</text:p>
      <text:p text:style-name="P5">1 <text:span text:style-name="T18">rounded tsp</text:span> madras curry powder</text:p>
      <text:p text:style-name="P2"/>
      <text:p text:style-name="P14">2 cofresh blocks frozen garlic</text:p>
      <text:p text:style-name="P1"><text:span text:style-name="T8">1</text:span> inch cube fresh ginger (minimum)</text:p>
      <text:p text:style-name="P3"><text:span text:style-name="T18">1</text:span> <text:span text:style-name="T18">large </text:span>red onion</text:p>
      <text:p text:style-name="P13"/>
      <text:p text:style-name="P15">½ tsp salt</text:p>
      <text:p text:style-name="P19">2 tins chickpeas (400g x2)</text:p>
      <text:p text:style-name="P20">100g red lentils</text:p>
      <text:p text:style-name="P3">1 tin peeled plum tomatoes</text:p>
      <text:p text:style-name="P3">1 vegetable stock cube</text:p>
      <text:p text:style-name="P3"/>
      <text:p text:style-name="P14">300g frozen whole-leaf spinach</text:p>
      <text:p text:style-name="P6"><text:span text:style-name="T18">30</text:span>g creamed coconut block</text:p>
      <text:p text:style-name="P4"/>
      <text:p text:style-name="P1"/>
      <text:p text:style-name="P1"/>
      <text:p text:style-name="P18"><text:span text:style-name="T11">Chop garlic small, slice onions finely, and chop ginger into short matchsticks. </text:span></text:p>
      <text:p text:style-name="P3">Heat the oil and fry the mustard seeds and powdered spices for a few seconds, then add the <text:span text:style-name="T18">garlic, onions, and ginger</text:span>.</text:p>
      <text:p text:style-name="P3">Fry for about <text:span text:style-name="T18">5</text:span> minutes, stirring frequently. Add more oil if it starts to stick.</text:p>
      <text:p text:style-name="P4"/>
      <text:p text:style-name="P10"><text:span text:style-name="T11">Add </text:span><text:span text:style-name="T14">all </text:span><text:span text:style-name="T11">the chickpeas </text:span><text:span text:style-name="T12">(</text:span><text:span text:style-name="T11">including the liquid from the can</text:span><text:span text:style-name="T12">), tomatoes, </text:span><text:span text:style-name="T15">lentils, </text:span><text:span text:style-name="T12">1 tin hot water</text:span><text:span text:style-name="T14">, </text:span><text:span text:style-name="T16">salt, </text:span><text:span text:style-name="T12">and crumble in the stock cube. Break up the tomatoes in the pan.</text:span></text:p>
      <text:p text:style-name="P6"/>
      <text:p text:style-name="P6">Bring to the boil, then cover and simmer for <text:span text:style-name="T18">an</text:span> hour, stirring occasionally (make sure to unstick anything from the bottom of the pan. The sauce should thicken up a bit.</text:p>
      <text:p text:style-name="Standard"/>
      <text:p text:style-name="P21">Add the spinach and cook for a further 10 min. Stir a couple of times to separate the spinach.</text:p>
      <text:p text:style-name="P6">Boil the kettle. Chop the coconut block and add to the pan, along with about 150ml of hot water (or as needed for the thickness of sauce you prefer).</text:p>
      <text:p text:style-name="P6"/>
      <text:p text:style-name="P6">Reheat until just about boiling, then turn off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12-21T20:16:23.760584573</dc:date>
    <meta:editing-duration>PT1H32M26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45" meta:character-count="1382" meta:non-whitespace-character-count="1162"/>
  </office:meta>
</office:document-meta>
</file>